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1b0c82"/>
    </style:style>
    <style:style style:name="P2" style:family="paragraph" style:parent-style-name="Standard">
      <style:text-properties fo:language="es" fo:country="MX" officeooo:rsid="001b0c82" officeooo:paragraph-rsid="001b0c82"/>
    </style:style>
    <style:style style:name="T1" style:family="text">
      <style:text-properties fo:language="es" fo:country="MX"/>
    </style:style>
    <style:style style:name="T2" style:family="text">
      <style:text-properties fo:language="es" fo:country="ES"/>
    </style:style>
    <style:style style:name="T3" style:family="text">
      <style:text-properties officeooo:rsid="001be9e0"/>
    </style:style>
    <style:style style:name="T4" style:family="text">
      <style:text-properties officeooo:rsid="001c4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1"/>
      <text:p text:style-name="P1">CONTACTO</text:p>
      <text:p text:style-name="P1"/>
      <text:p text:style-name="P2">Por favor recuerda que tienes una familia en Canc<text:span text:style-name="T3">ú</text:span>n. Te invitamos a que compartas tus historias, necesidades y solicitudes de oración. Estamos aquí para ayudarte. </text:p>
      <text:p text:style-name="P2"/>
      <text:p text:style-name="P2">Nombre:</text:p>
      <text:p text:style-name="P2">Correo:</text:p>
      <text:p text:style-name="P2">Recivir <text:span text:style-name="T4">información</text:span> acerca de:</text:p>
      <text:p text:style-name="P2">Teléfono celular:</text:p>
      <text:p text:style-name="P2">Pregunta:</text:p>
      <text:p text:style-name="P2"/>
      <text:p text:style-name="P2">Envia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6:43:19.911000000</meta:creation-date>
    <dc:date>2016-06-21T13:57:29.565000000</dc:date>
    <meta:editing-duration>PT14M37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0" meta:word-count="49" meta:character-count="353" meta:non-whitespace-character-count="289"/>
  </office:meta>
</office:document-meta>
</file>